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260000020EEA8976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5.29cm" svg:height="0.963cm" svg:x="7.2cm" svg:y="5cm">
          <draw:text-box>
            <text:p>Классы анализа</text:p>
          </draw:text-box>
        </draw:frame>
        <draw:frame draw:style-name="gr2" draw:text-style-name="P1" draw:layer="layout" svg:width="7.778cm" svg:height="13.916cm" svg:x="6.222cm" svg:y="6.584cm">
          <draw:image xlink:href="Pictures/10000000000001260000020EEA8976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8:16.26</meta:creation-date>
    <dc:date>2014-12-24T15:09:17.23</dc:date>
    <meta:editing-duration>P0D</meta:editing-duration>
    <meta:editing-cycles>3</meta:editing-cycles>
    <meta:generator>LibreOffice/3.6$Windows_x86 LibreOffice_project/2ef5aff-a6fb0ff-166bdff-cf087ad-0f1389</meta:generator>
    <meta:document-statistic meta:object-count="2"/>
  </office:meta>
</office:document-meta>
</file>